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2.45+16+35.5+33.4+19.8+23.6+19.7+17.4+22+22.1+20.75+22+28.1+18.9+19+16+20.25+24.1+21.7+10+25+23.3+23+23+20.9+20.25+27.7+21.1+32.2+32.5+26.25+26.9+24.6+32.9+30.5+17.6+26.5+36.12+32.6+32.8+30.43+22.25+34.96+16.1+13.6+17.7+18.1+18.7+16.45+18.31+20.3+21.7+3.2=1220.3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4-01-06T21:06:04.29</meta:creation-date>
    <dc:date>2024-01-06T21:50:33.21</dc:date>
    <dc:creator>James Lombardi</dc:creator>
    <meta:editing-duration>PT36M22S</meta:editing-duration>
    <meta:editing-cycles>10</meta:editing-cycles>
    <meta:generator>OpenOffice/4.1.2$Win32 OpenOffice.org_project/412m3$Build-9782</meta:generator>
    <meta:document-statistic meta:table-count="0" meta:image-count="0" meta:object-count="0" meta:page-count="1" meta:paragraph-count="1" meta:word-count="1" meta:character-count="263"/>
  </office:meta>
</office:document-meta>
</file>